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text-align="start" style:justify-single-word="false" style:writing-mode="lr-tb"/>
    </style:style>
    <style:style style:name="P2" style:family="paragraph" style:parent-style-name="Text_20_body">
      <style:paragraph-properties fo:margin-top="0in" fo:margin-bottom="0in" style:contextual-spacing="false" fo:text-align="start" style:justify-single-word="false" style:writing-mode="lr-tb"/>
      <style:text-properties fo:font-weight="bold"/>
    </style:style>
    <style:style style:name="P3" style:family="paragraph" style:parent-style-name="Text_20_body">
      <style:paragraph-properties fo:margin-top="0in" fo:margin-bottom="0in" style:contextual-spacing="false" fo:text-align="start" style:justify-single-word="false" style:writing-mode="lr-tb"/>
      <style:text-properties officeooo:rsid="0008719f" officeooo:paragraph-rsid="0008719f"/>
    </style:style>
    <style:style style:name="P4" style:family="paragraph" style:parent-style-name="Text_20_body">
      <style:paragraph-properties fo:margin-top="0in" fo:margin-bottom="0in" style:contextual-spacing="false" fo:text-align="start" style:justify-single-word="false" style:writing-mode="lr-tb"/>
      <style:text-properties officeooo:rsid="00185964" officeooo:paragraph-rsid="00185964"/>
    </style:style>
    <style:style style:name="P5" style:family="paragraph" style:parent-style-name="Text_20_body">
      <style:paragraph-properties fo:margin-top="0in" fo:margin-bottom="0in" style:contextual-spacing="false" fo:text-align="start" style:justify-single-word="false" style:writing-mode="lr-tb"/>
      <style:text-properties officeooo:rsid="0018b18f" officeooo:paragraph-rsid="0018b18f"/>
    </style:style>
    <style:style style:name="P6" style:family="paragraph" style:parent-style-name="Text_20_body">
      <style:paragraph-properties fo:margin-top="0in" fo:margin-bottom="0in" style:contextual-spacing="false" fo:text-align="start" style:justify-single-word="false" style:writing-mode="lr-tb"/>
      <style:text-properties officeooo:rsid="001a4ea8" officeooo:paragraph-rsid="001a4ea8"/>
    </style:style>
    <style:style style:name="P7" style:family="paragraph" style:parent-style-name="Text_20_body">
      <style:paragraph-properties fo:margin-top="0in" fo:margin-bottom="0in" style:contextual-spacing="false" fo:text-align="start" style:justify-single-word="false" style:writing-mode="lr-tb"/>
      <style:text-properties officeooo:rsid="001a6b97" officeooo:paragraph-rsid="001a6b97"/>
    </style:style>
    <style:style style:name="P8" style:family="paragraph" style:parent-style-name="Text_20_body">
      <style:paragraph-properties fo:margin-top="0in" fo:margin-bottom="0in" style:contextual-spacing="false" fo:text-align="start" style:justify-single-word="false" style:writing-mode="lr-tb"/>
      <style:text-properties officeooo:rsid="001ae163" officeooo:paragraph-rsid="001ae163"/>
    </style:style>
    <style:style style:name="P9" style:family="paragraph" style:parent-style-name="Text_20_body">
      <style:paragraph-properties fo:margin-top="0in" fo:margin-bottom="0in" style:contextual-spacing="false" fo:text-align="start" style:justify-single-word="false" style:writing-mode="lr-tb"/>
      <style:text-properties officeooo:rsid="001cb1b6" officeooo:paragraph-rsid="001cb1b6"/>
    </style:style>
    <style:style style:name="P10" style:family="paragraph" style:parent-style-name="Text_20_body">
      <style:paragraph-properties fo:margin-top="0in" fo:margin-bottom="0in" style:contextual-spacing="false" fo:text-align="start" style:justify-single-word="false" style:writing-mode="lr-tb"/>
      <style:text-properties fo:font-weight="bold"/>
    </style:style>
    <style:style style:name="P11" style:family="paragraph" style:parent-style-name="Text_20_body">
      <style:paragraph-properties fo:margin-top="0in" fo:margin-bottom="0in" style:contextual-spacing="false" fo:text-align="start" style:justify-single-word="false" style:writing-mode="lr-tb"/>
      <style:text-properties fo:font-weight="bold" officeooo:rsid="00203337" officeooo:paragraph-rsid="00203337"/>
    </style:style>
    <style:style style:name="P12" style:family="paragraph" style:parent-style-name="Text_20_body">
      <style:paragraph-properties fo:margin-top="0in" fo:margin-bottom="0in" style:contextual-spacing="false" fo:text-align="start" style:justify-single-word="false" style:writing-mode="lr-tb"/>
    </style:style>
    <style:style style:name="P13" style:family="paragraph" style:parent-style-name="Text_20_body">
      <style:paragraph-properties fo:margin-top="0in" fo:margin-bottom="0in" style:contextual-spacing="false" fo:text-align="start" style:justify-single-word="false" style:writing-mode="lr-tb"/>
      <style:text-properties officeooo:rsid="00203337" officeooo:paragraph-rsid="00203337"/>
    </style:style>
    <style:style style:name="T1" style:family="text">
      <style:text-properties fo:font-weight="bold"/>
    </style:style>
    <style:style style:name="T2" style:family="text">
      <style:text-properties fo:font-weight="bold" officeooo:rsid="0020333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3337" style:font-weight-asian="bold" style:font-weight-complex="bold"/>
    </style:style>
    <style:style style:name="T5" style:family="text">
      <style:text-properties fo:font-weight="bold" officeooo:rsid="002160eb"/>
    </style:style>
    <style:style style:name="T6" style:family="text">
      <style:text-properties officeooo:rsid="0006e708"/>
    </style:style>
    <style:style style:name="T7" style:family="text">
      <style:text-properties officeooo:rsid="000804c0"/>
    </style:style>
    <style:style style:name="T8" style:family="text">
      <style:text-properties officeooo:rsid="00099d0c"/>
    </style:style>
    <style:style style:name="T9" style:family="text">
      <style:text-properties officeooo:rsid="000b4712"/>
    </style:style>
    <style:style style:name="T10" style:family="text">
      <style:text-properties officeooo:rsid="000b4ed4"/>
    </style:style>
    <style:style style:name="T11" style:family="text">
      <style:text-properties officeooo:rsid="000d1e8d"/>
    </style:style>
    <style:style style:name="T12" style:family="text">
      <style:text-properties officeooo:rsid="000ecf60"/>
    </style:style>
    <style:style style:name="T13" style:family="text">
      <style:text-properties officeooo:rsid="000f9790"/>
    </style:style>
    <style:style style:name="T14" style:family="text">
      <style:text-properties officeooo:rsid="00117cd3"/>
    </style:style>
    <style:style style:name="T15" style:family="text">
      <style:text-properties officeooo:rsid="0011abf6"/>
    </style:style>
    <style:style style:name="T16" style:family="text">
      <style:text-properties officeooo:rsid="001433ff"/>
    </style:style>
    <style:style style:name="T17" style:family="text">
      <style:text-properties officeooo:rsid="001793aa"/>
    </style:style>
    <style:style style:name="T18" style:family="text">
      <style:text-properties officeooo:rsid="0017ef4b"/>
    </style:style>
    <style:style style:name="T19" style:family="text">
      <style:text-properties officeooo:rsid="0018d775"/>
    </style:style>
    <style:style style:name="T20" style:family="text">
      <style:text-properties officeooo:rsid="001e2257"/>
    </style:style>
    <style:style style:name="T21" style:family="text">
      <style:text-properties officeooo:rsid="00200b52"/>
    </style:style>
    <style:style style:name="T22" style:family="text">
      <style:text-properties officeooo:rsid="00203337"/>
    </style:style>
    <style:style style:name="T23" style:family="text">
      <style:text-properties officeooo:rsid="002160eb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HBase Shell Commands </text:h>
      <text:section text:style-name="Sect1" text:name="post-body-3820648565669546208">
        <text:p text:style-name="P1"><text:span text:style-name="T1">whoami:</text:span> <text:line-break/><text:span text:style-name="T6">O anki Hbase kullanıcısını gösterir.</text:span><text:line-break/><text:span text:style-name="T2">Örnek</text:span><text:line-break/>         hbase&gt; whoami</text:p>
        <text:p text:style-name="P1"/>
        <text:p text:style-name="P1"><text:span text:style-name="T1">alter:</text:span>  <text:line-break/><text:span text:style-name="T22">Tablonun yapsını değiştirecek işlemler için kullanılır. Column family ekle,çıkar gibi.</text:span><text:line-break/><text:span text:style-name="T4">Örnek:</text:span><text:line-break/>           hbase&gt; alter 't1', {NAME =&gt; 'f1', VERSIONS =&gt; 5}<text:line-break/><text:line-break/><text:span text:style-name="T22">f1 column family sini silmek için:</text:span><text:line-break/>           hbase&gt; alter 't1', {NAME =&gt; 'f1', METHOD =&gt; 'delete'}<text:line-break/><text:line-break/>table-scope attribute <text:span text:style-name="T22">nun </text:span>MAX_FILESIZE <text:span text:style-name="T22">değerini değiştirmek için</text:span><text:line-break/>           MEMSTORE_FLUSHSIZE and READONLY.<text:line-break/><text:line-break/> <text:span text:style-name="T22">Family nin maximum size nı değiştirmek için:</text:span><text:line-break/>           hbase&gt; alter 't1', {METHOD =&gt; 'table_att', MAX_FILESIZE =&gt; '134217728'}<text:line-break/><text:span text:style-name="T1"><text:line-break/><text:line-break/>count:</text:span><text:line-break/><text:span text:style-name="T7">Tabloda bulunan satır sayısını verir.</text:span><text:line-break/><text:span text:style-name="T1">Examples:</text:span><text:line-break/><text:line-break/>           hbase&gt; count 't1'<text:line-break/>           hbase&gt; count 't1', 100000<text:line-break/>           hbase&gt; t.count INTERVAL =&gt; 100000<text:line-break/>           hbase&gt; t.count CACHE =&gt; 1000<text:line-break/>           hbase&gt; t.count INTERVAL =&gt; 10, CACHE =&gt; 1000</text:p>
        <text:p text:style-name="P1"/>
        <text:p text:style-name="P1"><text:span text:style-name="T1">create:</text:span>   </text:p>
        <text:p text:style-name="P3">Tablo oluşturur.</text:p>
        <text:p text:style-name="P2">Examples:</text:p>
        <text:p text:style-name="P1"/>
        <text:p text:style-name="P1">           hbase&gt; create 't1', {NAME =&gt; 'f1', VERSIONS =&gt; 5}</text:p>
        <text:p text:style-name="P1">           hbase&gt; create 't1', {NAME =&gt; 'f1'}, {NAME =&gt; 'f2'}, {NAME =&gt; 'f3'}</text:p>
        <text:p text:style-name="P1">           hbase&gt; # The above in shorthand would be the following:</text:p>
        <text:p text:style-name="P1">           hbase&gt; create 't1', 'f1', 'f2', 'f3'</text:p>
        <text:p text:style-name="P1">           hbase&gt; create 't1', {NAME =&gt; 'f1', VERSIONS =&gt; 1, TTL =&gt; 2592000, \</text:p>
        <text:p text:style-name="P1">             BLOCKCACHE =&gt; true}</text:p>
        <text:p text:style-name="P1"/>
        <text:p text:style-name="P2"/>
        <text:p text:style-name="P2"/>
        <text:p text:style-name="P2"/>
        <text:p text:style-name="P1"><text:span text:style-name="T1">describe:</text:span>  </text:p>
        <text:p text:style-name="P1"><text:span text:style-name="T8">İsmi verilen tablonun yapısını döker.</text:span><text:line-break/><text:span text:style-name="T1">Example:</text:span><text:line-break/>        e.g. "hbase&gt; describe 't1'"</text:p>
        <text:p text:style-name="P1"/>
        <text:p text:style-name="P1"><text:span text:style-name="T1">delete:</text:span>    <text:line-break/><text:soft-page-break/><text:span text:style-name="T1">Example:</text:span><text:line-break/>          hbase&gt; delete ‘t1′, ‘r1′, ‘c1′, ts1</text:p>
        <text:p text:style-name="P1"/>
        <text:p text:style-name="P1"><text:span text:style-name="T1">deleteall:</text:span> </text:p>
        <text:p text:style-name="P1"><text:span text:style-name="T9">verilen satırdak tüm degerleri siler.(kolon adı ve timestampte verilerek bir özel bir değerde silinebilir.)</text:span><text:line-break/><text:span text:style-name="T1">Examples:</text:span><text:line-break/>          hbase&gt; deleteall ‘t1′, ‘r1′<text:line-break/>          hbase&gt; deleteall ‘t1′, ‘r1′, ‘c1′<text:line-break/>          hbase&gt; deleteall ‘t1′, ‘r1′, ‘c1′, ts1<text:line-break/><text:span text:style-name="T10">Aynı şekilde tablo referans edilerek;</text:span><text:line-break/><text:span text:style-name="T1">Example:</text:span><text:line-break/>          hbase&gt; t.deleteall ‘r1′<text:line-break/>          hbase&gt; t.deleteall ‘r1′, ‘c1′<text:line-break/>          hbase&gt; t.deleteall ‘r1′, ‘c1′, ts1</text:p>
        <text:p text:style-name="P1"/>
        <text:p text:style-name="P1"><text:span text:style-name="T1">disable:</text:span>   </text:p>
        <text:p text:style-name="P1"><text:span text:style-name="T11">tabloyu kullanıma kapatır</text:span><text:line-break/><text:span text:style-name="T1">Example:</text:span><text:line-break/>            e.g. "hbase&gt; disable 't1'"<text:line-break/><text:line-break/><text:span text:style-name="T1">disable_all:</text:span> <text:line-break/><text:span text:style-name="T12">verilen regexe uyan tabloları kullanıma kapatır.</text:span><text:line-break/><text:span text:style-name="T1">Example:</text:span><text:line-break/>            hbase&gt; disable_all ‘t.*’</text:p>
        <text:p text:style-name="P1"/>
        <text:p text:style-name="P1"><text:span text:style-name="T1">drop:</text:span>      </text:p>
        <text:p text:style-name="P1"><text:span text:style-name="T13">Tabloyu siler.Drop etmeden önce tablonun disable edilmesi zorunludur.</text:span><text:line-break/><text:span text:style-name="T1">Example:</text:span><text:line-break/>               hbase&gt; drop ‘t1′<text:line-break/><text:line-break/><text:span text:style-name="T1">drop_all: </text:span><text:line-break/><text:span text:style-name="T14">verilen regexteki tüm tabloları sil.</text:span><text:line-break/><text:span text:style-name="T1">Example:</text:span><text:line-break/>              hbase&gt; drop_all ‘t.*’</text:p>
        <text:p text:style-name="P1"/>
        <text:p text:style-name="P1"/>
        <text:p text:style-name="P1"><text:span text:style-name="T1">enable:</text:span>    </text:p>
        <text:p text:style-name="P1"><text:span text:style-name="T15">tabloyu kullanıma aç.</text:span><text:line-break/><text:span text:style-name="T1">Example:</text:span><text:line-break/>              hbase&gt; enable ‘t1′<text:line-break/><text:line-break/><text:span text:style-name="T1">enable_all:</text:span> <text:line-break/><text:span text:style-name="T16">regexe uyan tabloları kullanıma aç.</text:span><text:line-break/><text:span text:style-name="T1">Example:</text:span><text:line-break/>             hbase&gt; enable_all ‘t.*’<text:line-break/><text:line-break/><text:span text:style-name="T1">is_enabled:</text:span> <text:line-break/><text:span text:style-name="T17">kullanıma açık oldugunu dogrula.</text:span><text:line-break/><text:span text:style-name="T1">Example:</text:span><text:line-break/>            hbase&gt; is_enabled ‘t1′</text:p>
        <text:p text:style-name="P1"/>
        <text:p text:style-name="P1"><text:soft-page-break/><text:span text:style-name="T1">exists:</text:span>    </text:p>
        <text:p text:style-name="P1"><text:span text:style-name="T18">Tablo var mı?</text:span><text:line-break/><text:span text:style-name="T2">Örnek:</text:span><text:line-break/>             e.g. "hbase&gt; exists 't1'"</text:p>
        <text:p text:style-name="P1"/>
        <text:p text:style-name="P1"><text:span text:style-name="T1">exit:</text:span>      </text:p>
        <text:p text:style-name="P4">çıkış</text:p>
        <text:p text:style-name="P1"/>
        <text:p text:style-name="P1"><text:span text:style-name="T1">get:</text:span>       </text:p>
        <text:p text:style-name="P5">tablodan bir satır ve bir değer getir.</text:p>
        <text:p text:style-name="P2"><text:span text:style-name="T22">örnek</text:span>:</text:p>
        <text:p text:style-name="P1"/>
        <text:p text:style-name="P1">           hbase&gt; get 't1', 'r1'</text:p>
        <text:p text:style-name="P1">           hbase&gt; get 't1', 'r1', {COLUMN =&gt; 'c1'}</text:p>
        <text:p text:style-name="P1">           hbase&gt; get 't1', 'r1', {COLUMN =&gt; ['c1', 'c2', 'c3']}</text:p>
        <text:p text:style-name="P1">           hbase&gt; get 't1', 'r1', {COLUMN =&gt; 'c1', TIMESTAMP =&gt; ts1}</text:p>
        <text:p text:style-name="P1">           hbase&gt; get 't1', 'r1', {COLUMN =&gt; 'c1', TIMESTAMP =&gt; ts1, \</text:p>
        <text:p text:style-name="P1">             VERSIONS =&gt; 4}</text:p>
        <text:p text:style-name="P1"/>
        <text:p text:style-name="P1"><text:span text:style-name="T1">list:</text:span>     </text:p>
        <text:p text:style-name="P1"><text:span text:style-name="T19">tabloları listele.</text:span><text:line-break/><text:span text:style-name="T4">örnek</text:span><text:span text:style-name="T1">:</text:span><text:line-break/>           hbase&gt; list<text:line-break/>           hbase&gt; list ‘abc.*’</text:p>
        <text:p text:style-name="P1"/>
        <text:p text:style-name="P1"><text:span text:style-name="T1">put:</text:span>       </text:p>
        <text:p text:style-name="P6">satırı ve kolonu ile belirtilen bir konumdaki degeri güncelle.</text:p>
        <text:p text:style-name="P2"><text:span text:style-name="T22">örnek</text:span>:</text:p>
        <text:p text:style-name="P1">           hbase&gt; put 't1', 'r1', 'c1', 'value', ts1</text:p>
        <text:p text:style-name="P1"/>
        <text:p text:style-name="P1"><text:span text:style-name="T1">tools:</text:span>     </text:p>
        <text:p text:style-name="P1">Listing of hbase surgery tools</text:p>
        <text:p text:style-name="P1"/>
        <text:p text:style-name="P1"><text:span text:style-name="T1">scan:</text:span>      </text:p>
        <text:p text:style-name="P7">tabloyu tarar.</text:p>
        <text:p text:style-name="P2"><text:span text:style-name="T22">örnek</text:span>:</text:p>
        <text:p text:style-name="P1"/>
        <text:p text:style-name="P1">           hbase&gt; scan '.META.'</text:p>
        <text:p text:style-name="P1">           hbase&gt; scan '.META.', {COLUMNS =&gt; 'info:regioninfo'}</text:p>
        <text:p text:style-name="P1">           hbase&gt; scan 't1', {COLUMNS =&gt; ['c1', 'c2'], LIMIT =&gt; 10, \</text:p>
        <text:p text:style-name="P1">             STARTROW =&gt; 'xyz'}</text:p>
        <text:p text:style-name="P1"/>
        <text:p text:style-name="P1"/>
        <text:p text:style-name="P2"><text:span text:style-name="T22">örnek</text:span>:</text:p>
        <text:p text:style-name="P1"/>
        <text:p text:style-name="P1">           hbase&gt; scan 't1', {COLUMNS =&gt; ['c1', 'c2'], CACHE_BLOCKS =&gt; false}</text:p>
        <text:p text:style-name="P1"/>
        <text:p text:style-name="P1"><text:span text:style-name="T1">status:</text:span>    </text:p>
        <text:p text:style-name="P8">clusterın durumun gösterir.</text:p>
        <text:p text:style-name="P2"><text:span text:style-name="T22">örnek</text:span>:</text:p>
        <text:p text:style-name="P1"/>
        <text:p text:style-name="P1">           hbase&gt; status</text:p>
        <text:p text:style-name="P1"><text:soft-page-break/>           hbase&gt; status 'simple'</text:p>
        <text:p text:style-name="P1">           hbase&gt; status 'summary'</text:p>
        <text:p text:style-name="P1">           hbase&gt; status 'detailed'</text:p>
        <text:p text:style-name="P1"/>
        <text:p text:style-name="P1"><text:span text:style-name="T1">shutdown:</text:span>  </text:p>
        <text:p text:style-name="P9">clusteri kapatır.</text:p>
        <text:p text:style-name="P1"/>
        <text:p text:style-name="P1"><text:span text:style-name="T1">truncate:</text:span>  </text:p>
        <text:p text:style-name="P1"><text:span text:style-name="T20">tabloyu siler ve aynı yapıda boş bir tablo oluşturur.</text:span><text:line-break/><text:span text:style-name="T22">örnek</text:span><text:span text:style-name="T1">:</text:span><text:line-break/>          hbase&gt;truncate ‘t1′</text:p>
        <text:p text:style-name="P1"/>
        <text:p text:style-name="P1"><text:span text:style-name="T1">version:</text:span>   </text:p>
        <text:p text:style-name="P1"><text:span text:style-name="T21">hbase in versiyonunu verir.</text:span><text:line-break/><text:span text:style-name="T22">örnek</text:span><text:span text:style-name="T1">:</text:span><text:line-break/>          hbase&gt; version<text:line-break/><text:line-break/><text:span text:style-name="T1">show_filters:</text:span> <text:line-break/><text:span text:style-name="T22">Hbase üzerindeki filtrelerin durumunu göstermek için.</text:span><text:line-break/><text:span text:style-name="T4">örnek</text:span><text:span text:style-name="T3">:</text:span><text:line-break/>          hbase&gt; show_filters</text:p>
        <text:p text:style-name="P1"/>
        <text:p text:style-name="P1"><text:span text:style-name="T1">alter_status:</text:span> </text:p>
        <text:p text:style-name="P1">Get the status of the alter command. Indicates the number of regions of the table that have received the updated schema Pass table name.</text:p>
        <text:p text:style-name="P11">Örnek:</text:p>
        <text:p text:style-name="P1">         hbase&gt; alter_status ‘t1′</text:p>
        <text:p text:style-name="P1"/>
        <text:p text:style-name="P1"><text:span text:style-name="T1">flush:</text:span> </text:p>
        <text:p text:style-name="P1"><text:span text:style-name="T2">örnek</text:span><text:span text:style-name="T1">:</text:span></text:p>
        <text:p text:style-name="P1">         hbase&gt; flush ‘TABLENAME’</text:p>
        <text:p text:style-name="P1">         hbase&gt; flush ‘REGIONNAME’</text:p>
        <text:p text:style-name="P1"/>
        <text:p text:style-name="P1"/>
        <text:p text:style-name="P1"><text:span text:style-name="T1">start_replication:</text:span> </text:p>
        <text:p text:style-name="P1"><text:span text:style-name="T5">Örnek</text:span><text:span text:style-name="T1">:</text:span></text:p>
        <text:p text:style-name="P1">       hbase&gt; start_replication</text:p>
        <text:p text:style-name="P1"/>
        <text:p text:style-name="P1"><text:span text:style-name="T1">stop_replication:</text:span> </text:p>
        <text:p text:style-name="P1"><text:span text:style-name="T5">Örnek</text:span><text:span text:style-name="T1">:</text:span></text:p>
        <text:p text:style-name="P1">       hbase&gt; stop_replication</text:p>
        <text:p text:style-name="P1"/>
        <text:p text:style-name="P1"><text:span text:style-name="T1">user_permission:</text:span> </text:p>
        <text:p text:style-name="P13">Kullanıcıya ait izinleri gösterir.</text:p>
        <text:p text:style-name="P1"><text:span text:style-name="T1">Syntax :</text:span> user_permission</text:p>
        <text:p text:style-name="P2"><text:span text:style-name="T23">örnek</text:span>:</text:p>
        <text:p text:style-name="P1">      hbase&gt; user_permission</text:p>
        <text:p text:style-name="P1">     hbase&gt; user_permission ‘table1′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tac </meta:initial-creator>
    <meta:creation-date>2014-02-19T23:59:54.502307332</meta:creation-date>
    <dc:date>2014-02-20T20:20:23.358241354</dc:date>
    <dc:creator>sertac </dc:creator>
    <meta:editing-duration>PT11M2S</meta:editing-duration>
    <meta:editing-cycles>30</meta:editing-cycles>
    <meta:generator>LibreOffice/4.1.3.2$Linux_X86_64 LibreOffice_project/410m0$Build-2</meta:generator>
    <meta:document-statistic meta:table-count="0" meta:image-count="0" meta:object-count="0" meta:page-count="4" meta:paragraph-count="86" meta:word-count="545" meta:character-count="4533" meta:non-whitespace-character-count="3331"/>
  </office:meta>
</office:document-meta>
</file>